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08dce3" officeooo:paragraph-rsid="0008dce3"/>
    </style:style>
    <style:style style:name="P2" style:family="paragraph" style:parent-style-name="Text_20_body" style:list-style-name="L2">
      <style:text-properties officeooo:rsid="0008f895" officeooo:paragraph-rsid="0008f895"/>
    </style:style>
    <style:style style:name="P3" style:family="paragraph" style:parent-style-name="Text_20_body">
      <style:text-properties officeooo:rsid="0008f895" officeooo:paragraph-rsid="0008f895"/>
    </style:style>
    <style:style style:name="P4" style:family="paragraph" style:parent-style-name="Text_20_body" style:list-style-name="L3">
      <style:text-properties officeooo:rsid="0008f895" officeooo:paragraph-rsid="0008f895"/>
    </style:style>
    <style:style style:name="T1" style:family="text">
      <style:text-properties officeooo:rsid="0008dce3"/>
    </style:style>
    <style:style style:name="T2" style:family="text">
      <style:text-properties officeooo:rsid="0008f895"/>
    </style:style>
    <style:style style:name="T3" style:family="text">
      <style:text-properties officeooo:rsid="000aa3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5239073" text:style-name="List_20_1">
        <text:list-item>
          <text:p text:style-name="Title"><text:span text:style-name="T1">Jeu</text:span> Mastermind.</text:p>
        </text:list-item>
      </text:list>
      <text:list xml:id="list4231925189" text:style-name="L2">
        <text:list-item>
          <text:p text:style-name="P1">Comment ajouter une couleur dans sa combinaison ?</text:p>
          <text:p text:style-name="P1">Vous <text:span text:style-name="T2">devez</text:span> cliquer sur la couleur de votre choix parmis les six couleurs se trouvant sur la gauche de la fenètre.</text:p>
        </text:list-item>
        <text:list-item>
          <text:p text:style-name="P2">Comment supprimer une couleur que je ne voulais pas ajouter à ma combinaison ?</text:p>
          <text:p text:style-name="P2">Il existe deux façon pour ça : </text:p>
          <text:list>
            <text:list-header>
              <text:p text:style-name="P2">- Vous pouvez cliquer sur le pion mal placer dans la combinaison.</text:p>
              <text:p text:style-name="P2">- Vous pouvez supprimer la combinaison en entier en cliquant sur le bouton supprimer. Attention cette oppération supprime toute les couleurs placées.</text:p>
            </text:list-header>
          </text:list>
        </text:list-item>
      </text:list>
      <text:p text:style-name="P3"><text:tab/>Attention, il ne faut pas que la combinaison soit validée auparavant.</text:p>
      <text:list xml:id="list2767022557" text:style-name="L3">
        <text:list-item>
          <text:p text:style-name="P4">Comment faire tester sa combinaison ?</text:p>
          <text:p text:style-name="P4">Vous devez cliquer sur le bouton validé se trouvant sur le coté droit de la combinaison.</text:p>
        </text:list-item>
        <text:list-item>
          <text:p text:style-name="P4">Comment faire si je ne connais pas les règles du Mastermind ?</text:p>
          <text:p text:style-name="P4">Vous pouvez cliquer sur le poin d’interogation se trouvant dans le coin inferieur gauche de la fenètre, <text:span text:style-name="T3">une règle du jeu s’affichera alors.</text:span></text:p>
        </text:list-item>
      </text:list>
      <text:list xml:id="list115418935734344" text:continue-list="list3605239073" text:style-name="List_20_1">
        <text:list-item>
          <text:p text:style-name="Title">Module Administrateur.</text:p>
        </text:list-item>
      </text:list>
      <text:p text:style-name="Text_20_body"/>
      <text:list xml:id="list115418829514341" text:continue-numbering="true" text:style-name="List_20_1">
        <text:list-item>
          <text:p text:style-name="Title"><text:span text:style-name="T1">Jeu</text:span> Puissance 4.</text:p>
        </text:list-item>
      </text:list>
      <text:p text:style-name="Text_20_body"/>
      <text:list xml:id="list115418253885635" text:continue-numbering="true" text:style-name="List_20_1">
        <text:list-item>
          <text:p text:style-name="Title">Module Joueu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list-style-name="List_20_1" style:class="chapter">
      <loext:graphic-properties draw:fill="none"/>
      <style:paragraph-properties fo:margin-left="0.499cm" fo:margin-right="0cm" fo:text-align="start" style:justify-single-word="false" fo:text-indent="0cm" style:auto-text-indent="false" fo:background-color="transparent" fo:padding="0.049cm" fo:border-left="none" fo:border-right="none" fo:border-top="none" fo:border-bottom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1:54:17.948846945</dc:date>
    <meta:editing-duration>PT7M34S</meta:editing-duration>
    <meta:editing-cycles>1</meta:editing-cycles>
    <meta:document-statistic meta:table-count="0" meta:image-count="0" meta:object-count="0" meta:page-count="1" meta:paragraph-count="15" meta:word-count="175" meta:character-count="969" meta:non-whitespace-character-count="821"/>
    <meta:generator>LibreOffice/6.0.3.2$Linux_X86_64 LibreOffice_project/00m0$Build-2</meta:generator>
  </office:meta>
</office:document-meta>
</file>